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308cm" style:rel-column-width="3009*"/>
    </style:style>
    <style:style style:name="Tableau1.B" style:family="table-column">
      <style:table-column-properties style:column-width="11.693cm" style:rel-column-width="6629*"/>
    </style:style>
    <style:style style:name="Tableau1.1" style:family="table-row">
      <style:table-row-properties style:min-row-height="13.192cm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Text_20_body">
      <style:paragraph-properties fo:margin-top="0cm" fo:margin-bottom="0cm" style:contextual-spacing="false" fo:line-height="200%"/>
    </style:style>
    <style:style style:name="P3" style:family="paragraph" style:parent-style-name="Text_20_body">
      <style:paragraph-properties fo:line-height="200%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text-properties fo:font-size="14pt" style:text-underline-style="solid" style:text-underline-width="auto" style:text-underline-color="font-color" fo:font-weight="bold" officeooo:rsid="000f8fbc" officeooo:paragraph-rsid="000f8fbc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>Match the words with their definitions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AGRICULTURE </text:p>
            <text:p text:style-name="P2">HUNT </text:p>
            <text:p text:style-name="P2">SETTLEMENT </text:p>
            <text:p text:style-name="P2">WAR </text:p>
            <text:p text:style-name="P2">TRIBE </text:p>
            <text:p text:style-name="P2">WARRIOR </text:p>
            <text:p text:style-name="P2">EUROPEANS </text:p>
            <text:p text:style-name="P2">EXPLORER </text:p>
            <text:p text:style-name="P2">EXPEDITION </text:p>
            <text:p text:style-name="P2">INDIGENOUS </text:p>
            <text:p text:style-name="P2">UNEXPLORED </text:p>
            <text:p text:style-name="P2">AUSTRALIA </text:p>
            <text:p text:style-name="P2">COAST </text:p>
            <text:p text:style-name="P2">CANOE </text:p>
            <text:p text:style-name="P2">CREW </text:p>
            <text:p text:style-name="P2">DEATH </text:p>
            <text:p text:style-name="P3">TRADE</text:p>
          </table:table-cell>
          <table:table-cell table:style-name="Tableau1.A1" office:value-type="string">
            <text:p text:style-name="P4">A. A person who travels to discover new places</text:p>
            <text:p text:style-name="P4">B. Fighting between groups of people or countries</text:p>
            <text:p text:style-name="P4">C. A small, narrow boat moved with paddles</text:p>
            <text:p text:style-name="P4">D. The land next to the sea or ocean</text:p>
            <text:p text:style-name="P4">E. A place that no one has visited or studied before</text:p>
            <text:p text:style-name="P4">F. Growing crops and raising animals for food</text:p>
            <text:p text:style-name="P4">G. A journey made to explore or discover something</text:p>
            <text:p text:style-name="P4">H. When a living thing stops being alive</text:p>
            <text:p text:style-name="P4">I. People who come from Europe</text:p>
            <text:p text:style-name="P4">J. A group of people who live together and share customs</text:p>
            <text:p text:style-name="P4">K. To chase and catch wild animals for food</text:p>
            <text:p text:style-name="P4">L. A person who fights in battles</text:p>
            <text:p text:style-name="P4">M. A place where people build homes and live together</text:p>
            <text:p text:style-name="P4">N. The first people to live in a place naturally</text:p>
            <text:p text:style-name="P4">O. A large country and continent in the southern Pacific</text:p>
            <text:p text:style-name="P4">P. A group of people who work together on a ship</text:p>
            <text:p text:style-name="P4">Q. To buy, sell, or exchange goods with others</text:p>
            <text:p text:style-name="P1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9:52:27.342852032</meta:creation-date>
    <dc:date>2025-09-23T09:55:36.553215678</dc:date>
    <meta:editing-duration>PT3M9S</meta:editing-duration>
    <meta:editing-cycles>1</meta:editing-cycles>
    <meta:document-statistic meta:table-count="1" meta:image-count="0" meta:object-count="0" meta:page-count="1" meta:paragraph-count="35" meta:word-count="176" meta:character-count="947" meta:non-whitespace-character-count="790"/>
    <meta:generator>LibreOffice/7.3.7.2$Linux_X86_64 LibreOffice_project/30$Build-2</meta:generator>
  </office:meta>
</office:document-meta>
</file>